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Condensed" svg:font-family="'Roboto Condensed', Arial, sans-serif"/>
    <style:font-face style:name="Roboto" svg:font-family="Roboto, Arial, sans-serif"/>
    <style:font-face style:name="Times New Roman1" svg:font-family="'Times New Roman'" style:font-family-generic="roman"/>
    <style:font-face style:name="Arial2" svg:font-family="Arial" style:font-family-generic="swiss"/>
    <style:font-face style:name="Courgette" svg:font-family="Courgett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style:text-properties style:font-name="Courgette"/>
    </style:style>
    <style:style style:name="P2" style:family="paragraph" style:parent-style-name="Standard">
      <style:paragraph-properties fo:margin-top="0cm" fo:margin-bottom="0cm"/>
      <style:text-properties style:font-name="Courgette" fo:font-weight="bold" style:font-weight-asian="bold" style:font-weight-complex="bold"/>
    </style:style>
    <style:style style:name="P3" style:family="paragraph" style:parent-style-name="Standard">
      <style:paragraph-properties fo:margin-top="0cm" fo:margin-bottom="0cm"/>
      <style:text-properties style:font-name="Courgette" fo:font-size="12pt" fo:font-weight="bold" style:font-size-asian="12pt" style:font-weight-asian="bold" style:font-size-complex="12pt" style:font-weight-complex="bold"/>
    </style:style>
    <style:style style:name="P4" style:family="paragraph" style:parent-style-name="Standard">
      <style:paragraph-properties fo:margin-top="0cm" fo:margin-bottom="0cm"/>
      <style:text-properties style:font-name="Courgette" fo:font-size="11pt" style:font-size-asian="11pt" style:font-size-complex="11pt"/>
    </style:style>
    <style:style style:name="P5" style:family="paragraph" style:parent-style-name="Standard">
      <style:paragraph-properties fo:margin-left="0cm" fo:margin-right="0cm" fo:margin-top="0cm" fo:margin-bottom="0cm" style:line-height-at-least="0.353cm" fo:text-align="start" style:justify-single-word="false" fo:text-indent="0cm" style:auto-text-indent="false" style:text-autospace="none" style:writing-mode="lr-tb"/>
      <style:text-properties fo:color="#000000" style:text-outline="false" style:text-line-through-style="none" style:font-name="Courgette" fo:font-size="12.5pt" fo:letter-spacing="normal" fo:font-style="normal" fo:text-shadow="none" style:text-underline-style="none" fo:font-weight="bold" style:letter-kerning="true" style:font-name-asian="Times New Roman1" style:font-size-asian="12.5pt" style:font-style-asian="normal" style:font-weight-asian="bold" style:font-name-complex="Times New Roman1" style:font-size-complex="12.5pt" style:font-style-complex="normal" style:font-weight-complex="bold" style:text-emphasize="none" style:text-overline-style="none" style:text-overline-color="font-color"/>
    </style:style>
    <style:style style:name="T1" style:family="text">
      <style:text-properties fo:color="#222222" fo:letter-spacing="normal" fo:font-style="italic"/>
    </style:style>
    <style:style style:name="T2" style:family="text">
      <style:text-properties fo:color="#222222" fo:letter-spacing="normal" fo:font-style="italic" fo:font-weight="bold"/>
    </style:style>
    <style:style style:name="T3" style:family="text">
      <style:text-properties fo:color="#222222" fo:letter-spacing="normal" fo:font-style="normal" fo:font-weight="normal"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 En quoi ces images symbolisent un complet renversement des valeurs de 1944 à 1947</text:p>
      <text:p text:style-name="P3"/>
      <text:p text:style-name="P3">A. Sur le plan politique : du tenn<text:span text:style-name="T1">ō</text:span>isme à la démocratisation</text:p>
      <text:p text:style-name="P4"><text:tab/>Une semaine après la capitulation du Japon, les Américains débarquent sur le sol japonais et occupent le territoire pendant un long moment. On passe de la propagande du tenn<text:span text:style-name="T2">ō</text:span>isme et du gyokusai (mourir pour l'Empereur) au contrôle du pays par les Américains. Le changement de régime, donc le passage à la démocratisation dans ce cas, est obligatoire afin de protéger la personne de l'Empereur. Mais bien évidemment, la constitution est écrite par les Américains et imposée aux Japonais. On le voit bien par la réaction des Japonais face à l'article 9, qui provoque des désaccords très violents au sein du pays concernant sa démilitarisation. De plus, le choix des couleurs des deux images montre bien un changement de mentalité des Japonais, qui s'éveillent de leur rêve de pacifier le monde. Cet éveil très violent est non seulement marqué par la présence des Américains, mais aussi par une réalité économique : comment survivre à la faim ?</text:p>
      <text:p text:style-name="P1"/>
      <text:p text:style-name="P2">B. Sur le plan économique : comment survivre et manger ?</text:p>
      <text:p text:style-name="P4"><text:tab/>Le slogan bien connu « les hommes deviennent soldats, les femmes infirmières militaires » prend un tournant inattendu. Pour faire vivre leur famille, les hommes sont contraints de travailler et de commercer aux marchés noirs alors que les femmes doivent se prostituer (ce qu'on appelait « yami no onna », les femmes de l'ombre), comme le montre la photo. Les Japonais doivent mener une vie d'oignon (tamanegi seikatsu) ou de pousse de bambou (takenoko seikatsu), où ils vendent petit à petit leurs biens en échange de peu de nourritures. La nourriture est devenue tellement rare que l'on peut trouver des magazines suggérant des recettes peu habituelles, comme mélanger des coquilles de cacahuète ou de la poudre de bois aux aliments ingérer, pour étouffer plus rapidement la faim. Les Japonais se mettent même à manger des fleurs, des cafards ou des souris. Ainsi, l'aide des Américains est nécessaire pour sortir de cette situation très compliquée, d'où la fameuse phrase « give me chocolate ! », souvent prononcée par des enfants Japonais. Le Japon perd son indépendance économique et accepte de se faire émasculer par les Américains, démons pendant la guerre, mais leurs sauveurs après.</text:p>
      <text:p text:style-name="P1"/>
      <text:p text:style-name="P2">C. Sur le plan social : le rôle des genres</text:p>
      <text:p text:style-name="P4"><text:tab/>C'est en effet la femme qui connaît un changement de position le plus important, notamment avec le droit de vote qui leur est accordé par le sh<text:span text:style-name="T2">ō</text:span>gun Douglas MacArthur. Pendant la guerre, elles jouaient un rôle secondaire, plutôt de soutien des hommes. La couverture du magazine montre bien une jeune femme en train de montrer la voie à prendre au petit garçon.</text:p>
      <text:p text:style-name="P4">Après la guerre, le gouvernement recrute des femmes pouvant jouer le rôle d'okichi, sans leur expliquer ce qu'elles vont devoir réellement faire. C'est ainsi que le gouvernement a mis des « femmes de réconfort » à disposition des G.I., dans la mentalité de sacrifier une partie des femmes pour protéger la pureté d'un plus grande nombre. Donc c'est dans ce Japon émasculé que les femmes acquièrent un rôle en avant-plan. Sur la photo de Yoshida Jun, la femme est présente seule au premier plan, alors que sur la couverture de magazine, elle était dessinée derrière le petit garçon, ce qui montre encore une fois cette évolution du rôle des genres. Ainsi, on peut bien constater une évolution sur les plans politique, économique et sociale, mais la réalité se résume-t-elle à ce qu'on veut nous montrer ? La caricature Kat<text:span text:style-name="T3">ō Etsurō montre des Américains déplaçant leurs prisonniers Japonais d'une prison à l'autre. Cette évolution superficielle aux yeux des Japonais, n'est-elle pas qu'un </text:span>changement de forme, mais pas de fo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Condensed" svg:font-family="'Roboto Condensed', Arial, sans-serif"/>
    <style:font-face style:name="Roboto" svg:font-family="Roboto, Arial, sans-serif"/>
    <style:font-face style:name="Times New Roman1" svg:font-family="'Times New Roman'" style:font-family-generic="roman"/>
    <style:font-face style:name="Arial2" svg:font-family="Arial" style:font-family-generic="swiss"/>
    <style:font-face style:name="Courgette" svg:font-family="Courgett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Retrait_20_de_20_première_20_ligne" style:display-name="Retrait de première ligne" style:family="paragraph" style:parent-style-name="Standard">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fo:text-align="start" style:justify-single-word="false" style:text-autospace="none" style:writing-mode="lr-tb"/>
      <style:text-properties fo:color="#ffffff" style:text-outline="false" style:text-line-through-style="none" style:font-name="Arial" fo:font-size="21pt" fo:letter-spacing="normal" fo:font-style="normal" fo:text-shadow="none" style:text-underline-style="none" fo:font-weight="normal" style:letter-kerning="true" style:font-name-asian="Arial" style:font-size-asian="21pt" style:font-style-asian="normal" style:font-weight-asian="normal" style:font-name-complex="Arial" style:font-size-complex="21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17pt" style:font-size-asian="17pt" style:font-size-complex="17pt"/>
    </style:style>
    <style:style style:name="Standard_7e_LT_7e_Gliederung_20_3" style:display-name="Standard~LT~Gliederung 3" style:family="paragraph" style:parent-style-name="Standard_7e_LT_7e_Gliederung_20_2">
      <style:paragraph-properties fo:margin-top="0cm" fo:margin-bottom="0.3cm"/>
      <style:text-properties fo:font-size="16pt" style:font-size-asian="16pt" style:font-size-complex="16pt"/>
    </style:style>
    <style:style style:name="Standard_7e_LT_7e_Gliederung_20_4" style:display-name="Standard~LT~Gliederung 4" style:family="paragraph" style:parent-style-name="Standard_7e_LT_7e_Gliederung_20_3">
      <style:paragraph-properties fo:margin-top="0cm" fo:margin-bottom="0.199cm"/>
      <style:text-properties fo:font-size="15pt" style:font-size-asian="15pt" style:font-size-complex="15pt"/>
    </style:style>
    <style:style style:name="Standard_7e_LT_7e_Gliederung_20_5" style:display-name="Standard~LT~Gliederung 5" style:family="paragraph" style:parent-style-name="Standard_7e_LT_7e_Gliederung_20_4">
      <style:paragraph-properties fo:margin-top="0cm" fo:margin-bottom="0.101cm"/>
      <style:text-properties fo:font-size="20pt" style:font-size-asian="20pt" style:font-size-complex="20pt"/>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start" style:justify-single-word="false" style:text-autospace="none" style:writing-mode="lr-tb"/>
      <style:text-properties fo:color="#ffffff"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writing-mode="lr-tb"/>
      <style:text-properties fo:color="#ffffff"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top="0cm" fo:margin-bottom="0.499cm" fo:text-align="start" style:justify-single-word="false" style:text-autospace="none" style:writing-mode="lr-tb"/>
      <style:text-properties fo:color="#ffffff" style:text-outline="false" style:text-line-through-style="none" style:font-name="Arial" fo:font-size="21pt" fo:letter-spacing="normal" fo:font-style="normal" fo:text-shadow="none" style:text-underline-style="none" fo:font-weight="normal" style:letter-kerning="true" style:font-name-asian="Arial" style:font-size-asian="21pt" style:font-style-asian="normal" style:font-weight-asian="normal" style:font-name-complex="Arial" style:font-size-complex="21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text-properties fo:font-size="17pt" style:font-size-asian="17pt" style:font-size-complex="17pt"/>
    </style:style>
    <style:style style:name="Plan_20_3" style:display-name="Plan 3" style:family="paragraph" style:parent-style-name="Plan_20_2">
      <style:paragraph-properties fo:margin-top="0cm" fo:margin-bottom="0.3cm"/>
      <style:text-properties fo:font-size="16pt" style:font-size-asian="16pt" style:font-size-complex="16pt"/>
    </style:style>
    <style:style style:name="Plan_20_4" style:display-name="Plan 4" style:family="paragraph" style:parent-style-name="Plan_20_3">
      <style:paragraph-properties fo:margin-top="0cm" fo:margin-bottom="0.199cm"/>
      <style:text-properties fo:font-size="15pt" style:font-size-asian="15pt" style:font-size-complex="15pt"/>
    </style:style>
    <style:style style:name="Plan_20_5" style:display-name="Plan 5" style:family="paragraph" style:parent-style-name="Plan_20_4">
      <style:paragraph-properties fo:margin-top="0cm" fo:margin-bottom="0.101cm"/>
      <style:text-properties fo:font-size="20pt" style:font-size-asian="20pt" style:font-size-complex="20pt"/>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Standard_20_1_7e_LT_7e_Gliederung_20_1" style:display-name="Standard 1~LT~Gliederung 1" style:family="paragraph">
      <style:paragraph-properties fo:margin-top="0cm" fo:margin-bottom="0.499cm" fo:text-align="start" style:justify-single-word="false" style:text-autospace="none" style:writing-mode="lr-tb"/>
      <style:text-properties fo:color="#ffffff" style:text-outline="false" style:text-line-through-style="none" style:font-name="Arial" fo:font-size="21pt" fo:letter-spacing="normal" fo:font-style="normal" fo:text-shadow="none" style:text-underline-style="none" fo:font-weight="normal" style:letter-kerning="true" style:font-name-asian="Arial" style:font-size-asian="21pt" style:font-style-asian="normal" style:font-weight-asian="normal" style:font-name-complex="Arial" style:font-size-complex="21pt" style:font-style-complex="normal" style:font-weight-complex="normal" style:text-emphasize="none" style:text-overline-style="none" style:text-overline-color="font-color"/>
    </style:style>
    <style:style style:name="Standard_20_1_7e_LT_7e_Gliederung_20_2" style:display-name="Standard 1~LT~Gliederung 2" style:family="paragraph" style:parent-style-name="Standard_20_1_7e_LT_7e_Gliederung_20_1">
      <style:paragraph-properties fo:margin-top="0cm" fo:margin-bottom="0.4cm"/>
      <style:text-properties fo:font-size="17pt" style:font-size-asian="17pt" style:font-size-complex="17pt"/>
    </style:style>
    <style:style style:name="Standard_20_1_7e_LT_7e_Gliederung_20_3" style:display-name="Standard 1~LT~Gliederung 3" style:family="paragraph" style:parent-style-name="Standard_20_1_7e_LT_7e_Gliederung_20_2">
      <style:paragraph-properties fo:margin-top="0cm" fo:margin-bottom="0.3cm"/>
      <style:text-properties fo:font-size="16pt" style:font-size-asian="16pt" style:font-size-complex="16pt"/>
    </style:style>
    <style:style style:name="Standard_20_1_7e_LT_7e_Gliederung_20_4" style:display-name="Standard 1~LT~Gliederung 4" style:family="paragraph" style:parent-style-name="Standard_20_1_7e_LT_7e_Gliederung_20_3">
      <style:paragraph-properties fo:margin-top="0cm" fo:margin-bottom="0.199cm"/>
      <style:text-properties fo:font-size="15pt" style:font-size-asian="15pt" style:font-size-complex="15pt"/>
    </style:style>
    <style:style style:name="Standard_20_1_7e_LT_7e_Gliederung_20_5" style:display-name="Standard 1~LT~Gliederung 5" style:family="paragraph" style:parent-style-name="Standard_20_1_7e_LT_7e_Gliederung_20_4">
      <style:paragraph-properties fo:margin-top="0cm" fo:margin-bottom="0.101cm"/>
      <style:text-properties fo:font-size="20pt" style:font-size-asian="20pt" style:font-size-complex="20pt"/>
    </style:style>
    <style:style style:name="Standard_20_1_7e_LT_7e_Gliederung_20_6" style:display-name="Standard 1~LT~Gliederung 6" style:family="paragraph" style:parent-style-name="Standard_20_1_7e_LT_7e_Gliederung_20_5"/>
    <style:style style:name="Standard_20_1_7e_LT_7e_Gliederung_20_7" style:display-name="Standard 1~LT~Gliederung 7" style:family="paragraph" style:parent-style-name="Standard_20_1_7e_LT_7e_Gliederung_20_6"/>
    <style:style style:name="Standard_20_1_7e_LT_7e_Gliederung_20_8" style:display-name="Standard 1~LT~Gliederung 8" style:family="paragraph" style:parent-style-name="Standard_20_1_7e_LT_7e_Gliederung_20_7"/>
    <style:style style:name="Standard_20_1_7e_LT_7e_Gliederung_20_9" style:display-name="Standard 1~LT~Gliederung 9" style:family="paragraph" style:parent-style-name="Standard_20_1_7e_LT_7e_Gliederung_20_8"/>
    <style:style style:name="Standard_20_1_7e_LT_7e_Titel" style:display-name="Standard 1~LT~Titel" style:family="paragraph">
      <style:paragraph-properties fo:text-align="start" style:justify-single-word="false" style:text-autospace="none" style:writing-mode="lr-tb"/>
      <style:text-properties fo:color="#ffffff"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Standard_20_1_7e_LT_7e_Untertitel" style:display-name="Standard 1~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text-overline-style="none" style:text-overline-color="font-color"/>
    </style:style>
    <style:style style:name="Standard_20_1_7e_LT_7e_Hintergrundobjekte" style:display-name="Standard 1~LT~Hintergrundobjekte" style:family="paragraph">
      <style:paragraph-properties style:text-autospace="none"/>
      <style:text-properties style:letter-kerning="true"/>
    </style:style>
    <style:style style:name="Standard_20_1_7e_LT_7e_Hintergrund" style:display-name="Standard 1~LT~Hintergrund" style:family="paragraph">
      <style:paragraph-properties style:text-autospace="none"/>
      <style:text-properties style:letter-kerning="true"/>
    </style:style>
    <style:style style:name="WW-Titre1" style:family="paragraph">
      <style:paragraph-properties fo:text-align="start" style:justify-single-word="false" style:text-autospace="none" style:writing-mode="lr-tb"/>
      <style:text-properties fo:color="#ffffff"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WW-Titre12" style:family="paragraph">
      <style:paragraph-properties fo:text-align="start" style:justify-single-word="false" style:text-autospace="none" style:writing-mode="lr-tb"/>
      <style:text-properties fo:color="#ffffff"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WW-Titre123" style:family="paragraph">
      <style:paragraph-properties fo:text-align="start" style:justify-single-word="false" style:text-autospace="none" style:writing-mode="lr-tb"/>
      <style:text-properties fo:color="#ffffff"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WW-Titre1234" style:family="paragraph">
      <style:paragraph-properties fo:text-align="start" style:justify-single-word="false" style:text-autospace="none" style:writing-mode="lr-tb"/>
      <style:text-properties fo:color="#ffffff"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23T21:25:34.85</meta:creation-date>
    <dc:date>2019-11-24T20:32:49.73</dc:date>
    <meta:editing-duration>PT6H14M59S</meta:editing-duration>
    <meta:editing-cycles>38</meta:editing-cycles>
    <meta:generator>OpenOffice/4.1.6$Win32 OpenOffice.org_project/416m1$Build-9790</meta:generator>
    <meta:document-statistic meta:table-count="0" meta:image-count="0" meta:object-count="0" meta:page-count="1" meta:paragraph-count="8" meta:word-count="627" meta:character-count="3761"/>
  </office:meta>
</office:document-meta>
</file>